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3626in"/>
    </style:style>
    <style:style style:name="co3" style:family="table-column">
      <style:table-column-properties fo:break-before="auto" style:column-width="2.2819in"/>
    </style:style>
    <style:style style:name="co4" style:family="table-column">
      <style:table-column-properties fo:break-before="auto" style:column-width="0.448in"/>
    </style:style>
    <style:style style:name="co5" style:family="table-column">
      <style:table-column-properties fo:break-before="auto" style:column-width="2.6654in"/>
    </style:style>
    <style:style style:name="co6" style:family="table-column">
      <style:table-column-properties fo:break-before="auto" style:column-width="1.6929in"/>
    </style:style>
    <style:style style:name="co7" style:family="table-column">
      <style:table-column-properties fo:break-before="auto" style:column-width="2.9693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0.8189in"/>
    </style:style>
    <style:style style:name="co11" style:family="table-column">
      <style:table-column-properties fo:break-before="auto" style:column-width="0.3839in"/>
    </style:style>
    <style:style style:name="co12" style:family="table-column">
      <style:table-column-properties fo:break-before="auto" style:column-width="0.4717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0.5366in"/>
    </style:style>
    <style:style style:name="co15" style:family="table-column">
      <style:table-column-properties fo:break-before="auto" style:column-width="0.3189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mina Cost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Weave #</text:p>
          </table:table-cell>
          <table:table-cell office:value-type="string">
            <text:p>Weave Name</text:p>
          </table:table-cell>
          <table:table-cell office:value-type="string">
            <text:p>Channeling Proficiency Learned</text:p>
          </table:table-cell>
          <table:table-cell office:value-type="string">
            <text:p>Minimum Stamina (assume 2 strength)</text:p>
          </table:table-cell>
          <table:table-cell office:value-type="string">
            <text:p>Minimum Recharge (assume 2 intelligence)</text:p>
          </table:table-cell>
          <table:table-cell office:value-type="string">
            <text:p>Weave Stamina Cost</text:p>
          </table:table-cell>
          <table:table-cell office:value-type="string">
            <text:p>Max continuous uses (max stamina = 700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ir Blast</text:p>
          </table:table-cell>
          <table:table-cell office:value-type="float" office:value="0">
            <text:p>0</text:p>
          </table:table-cell>
          <table:table-cell table:formula="of:=[.C2]+20" office:value-type="float" office:value="20">
            <text:p>20</text:p>
          </table:table-cell>
          <table:table-cell table:formula="of:=([.C2]/10 + 2)" office:value-type="float" office:value="2">
            <text:p>2</text:p>
          </table:table-cell>
          <table:table-cell table:formula="of:=3*[.E2]" office:value-type="float" office:value="6">
            <text:p>6</text:p>
          </table:table-cell>
          <table:table-cell table:formula="of:=700/[.F2]" office:value-type="float" office:value="116.666666666667">
            <text:p>116.6666666667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eeze</text:p>
          </table:table-cell>
          <table:table-cell office:value-type="float" office:value="15">
            <text:p>15</text:p>
          </table:table-cell>
          <table:table-cell table:formula="of:=[.C3]+20" office:value-type="float" office:value="35">
            <text:p>35</text:p>
          </table:table-cell>
          <table:table-cell table:formula="of:=([.C3]/10 + 2)" office:value-type="float" office:value="3.5">
            <text:p>3.5</text:p>
          </table:table-cell>
          <table:table-cell table:formula="of:=3*[.E3]" office:value-type="float" office:value="10.5">
            <text:p>10.5</text:p>
          </table:table-cell>
          <table:table-cell table:formula="of:=700/[.F3]" office:value-type="float" office:value="66.6666666666667">
            <text:p>66.6666666667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l</text:p>
          </table:table-cell>
          <table:table-cell office:value-type="float" office:value="30">
            <text:p>30</text:p>
          </table:table-cell>
          <table:table-cell table:formula="of:=[.C4]+20" office:value-type="float" office:value="50">
            <text:p>50</text:p>
          </table:table-cell>
          <table:table-cell table:formula="of:=([.C4]/10 + 2)" office:value-type="float" office:value="5">
            <text:p>5</text:p>
          </table:table-cell>
          <table:table-cell table:formula="of:=3*[.E4]" office:value-type="float" office:value="15">
            <text:p>15</text:p>
          </table:table-cell>
          <table:table-cell table:formula="of:=700/[.F4]" office:value-type="float" office:value="46.6666666666667">
            <text:p>46.6666666667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reball</text:p>
          </table:table-cell>
          <table:table-cell office:value-type="float" office:value="50">
            <text:p>50</text:p>
          </table:table-cell>
          <table:table-cell table:formula="of:=[.C5]+20" office:value-type="float" office:value="70">
            <text:p>70</text:p>
          </table:table-cell>
          <table:table-cell table:formula="of:=([.C5]/10 + 2)" office:value-type="float" office:value="7">
            <text:p>7</text:p>
          </table:table-cell>
          <table:table-cell table:formula="of:=3*[.E5]" office:value-type="float" office:value="21">
            <text:p>21</text:p>
          </table:table-cell>
          <table:table-cell table:formula="of:=700/[.F5]" office:value-type="float" office:value="33.3333333333333">
            <text:p>33.333333333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ravel</text:p>
          </table:table-cell>
          <table:table-cell office:value-type="float" office:value="65">
            <text:p>65</text:p>
          </table:table-cell>
          <table:table-cell table:formula="of:=[.C6]+20" office:value-type="float" office:value="85">
            <text:p>85</text:p>
          </table:table-cell>
          <table:table-cell table:formula="of:=([.C6]/10 + 2)" office:value-type="float" office:value="8.5">
            <text:p>8.5</text:p>
          </table:table-cell>
          <table:table-cell table:formula="of:=3*[.E6]" office:value-type="float" office:value="25.5">
            <text:p>25.5</text:p>
          </table:table-cell>
          <table:table-cell table:formula="of:=700/[.F6]" office:value-type="float" office:value="27.4509803921569">
            <text:p>27.450980392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fensive Blast</text:p>
          </table:table-cell>
          <table:table-cell office:value-type="float" office:value="75">
            <text:p>75</text:p>
          </table:table-cell>
          <table:table-cell table:formula="of:=[.C7]+20" office:value-type="float" office:value="95">
            <text:p>95</text:p>
          </table:table-cell>
          <table:table-cell table:formula="of:=([.C7]/10 + 2)" office:value-type="float" office:value="9.5">
            <text:p>9.5</text:p>
          </table:table-cell>
          <table:table-cell table:formula="of:=3*[.E7]" office:value-type="float" office:value="28.5">
            <text:p>28.5</text:p>
          </table:table-cell>
          <table:table-cell table:formula="of:=700/[.F7]" office:value-type="float" office:value="24.5614035087719">
            <text:p>24.5614035088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nged Earth Blast</text:p>
          </table:table-cell>
          <table:table-cell office:value-type="float" office:value="85">
            <text:p>85</text:p>
          </table:table-cell>
          <table:table-cell table:formula="of:=[.C8]+20" office:value-type="float" office:value="105">
            <text:p>105</text:p>
          </table:table-cell>
          <table:table-cell table:formula="of:=([.C8]/10 + 2)" office:value-type="float" office:value="10.5">
            <text:p>10.5</text:p>
          </table:table-cell>
          <table:table-cell table:formula="of:=3*[.E8]" office:value-type="float" office:value="31.5">
            <text:p>31.5</text:p>
          </table:table-cell>
          <table:table-cell table:formula="of:=700/[.F8]" office:value-type="float" office:value="22.2222222222222">
            <text:p>22.2222222222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ind</text:p>
          </table:table-cell>
          <table:table-cell office:value-type="float" office:value="100">
            <text:p>100</text:p>
          </table:table-cell>
          <table:table-cell table:formula="of:=[.C9]+20" office:value-type="float" office:value="120">
            <text:p>120</text:p>
          </table:table-cell>
          <table:table-cell table:formula="of:=([.C9]/10 + 2)" office:value-type="float" office:value="12">
            <text:p>12</text:p>
          </table:table-cell>
          <table:table-cell table:formula="of:=3*[.E9]" office:value-type="float" office:value="36">
            <text:p>36</text:p>
          </table:table-cell>
          <table:table-cell table:formula="of:=700/[.F9]" office:value-type="float" office:value="19.4444444444444">
            <text:p>19.4444444444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ain Lightning</text:p>
          </table:table-cell>
          <table:table-cell office:value-type="float" office:value="125">
            <text:p>125</text:p>
          </table:table-cell>
          <table:table-cell table:formula="of:=[.C10]+20" office:value-type="float" office:value="145">
            <text:p>145</text:p>
          </table:table-cell>
          <table:table-cell table:formula="of:=([.C10]/10 + 2)" office:value-type="float" office:value="14.5">
            <text:p>14.5</text:p>
          </table:table-cell>
          <table:table-cell table:formula="of:=3*[.E10]" office:value-type="float" office:value="43.5">
            <text:p>43.5</text:p>
          </table:table-cell>
          <table:table-cell table:formula="of:=700/[.F10]" office:value-type="float" office:value="16.0919540229885">
            <text:p>16.091954023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ire Curtain</text:p>
          </table:table-cell>
          <table:table-cell office:value-type="float" office:value="150">
            <text:p>150</text:p>
          </table:table-cell>
          <table:table-cell table:formula="of:=[.C11]+20" office:value-type="float" office:value="170">
            <text:p>170</text:p>
          </table:table-cell>
          <table:table-cell table:formula="of:=([.C11]/10 + 2)" office:value-type="float" office:value="17">
            <text:p>17</text:p>
          </table:table-cell>
          <table:table-cell table:formula="of:=3*[.E11]" office:value-type="float" office:value="51">
            <text:p>51</text:p>
          </table:table-cell>
          <table:table-cell table:formula="of:=700/[.F11]" office:value-type="float" office:value="13.7254901960784">
            <text:p>13.725490196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eld</text:p>
          </table:table-cell>
          <table:table-cell office:value-type="float" office:value="175">
            <text:p>175</text:p>
          </table:table-cell>
          <table:table-cell table:formula="of:=[.C12]+20" office:value-type="float" office:value="195">
            <text:p>195</text:p>
          </table:table-cell>
          <table:table-cell table:formula="of:=([.C12]/10 + 2)" office:value-type="float" office:value="19.5">
            <text:p>19.5</text:p>
          </table:table-cell>
          <table:table-cell table:formula="of:=3*[.E12]" office:value-type="float" office:value="58.5">
            <text:p>58.5</text:p>
          </table:table-cell>
          <table:table-cell table:formula="of:=700/[.F12]" office:value-type="float" office:value="11.965811965812">
            <text:p>11.9658119658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eker</text:p>
          </table:table-cell>
          <table:table-cell office:value-type="float" office:value="200">
            <text:p>200</text:p>
          </table:table-cell>
          <table:table-cell table:formula="of:=[.C13]+20" office:value-type="float" office:value="220">
            <text:p>220</text:p>
          </table:table-cell>
          <table:table-cell table:formula="of:=([.C13]/10 + 2)" office:value-type="float" office:value="22">
            <text:p>22</text:p>
          </table:table-cell>
          <table:table-cell table:formula="of:=3*[.E13]" office:value-type="float" office:value="66">
            <text:p>66</text:p>
          </table:table-cell>
          <table:table-cell table:formula="of:=700/[.F13]" office:value-type="float" office:value="10.6060606060606">
            <text:p>10.606060606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mpulsion</text:p>
          </table:table-cell>
          <table:table-cell office:value-type="float" office:value="225">
            <text:p>225</text:p>
          </table:table-cell>
          <table:table-cell table:formula="of:=[.C14]+20" office:value-type="float" office:value="245">
            <text:p>245</text:p>
          </table:table-cell>
          <table:table-cell table:formula="of:=([.C14]/10 + 2)" office:value-type="float" office:value="24.5">
            <text:p>24.5</text:p>
          </table:table-cell>
          <table:table-cell table:formula="of:=3*[.E14]" office:value-type="float" office:value="73.5">
            <text:p>73.5</text:p>
          </table:table-cell>
          <table:table-cell table:formula="of:=700/[.F14]" office:value-type="float" office:value="9.52380952380952">
            <text:p>9.5238095238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lefire</text:p>
          </table:table-cell>
          <table:table-cell office:value-type="float" office:value="250">
            <text:p>250</text:p>
          </table:table-cell>
          <table:table-cell table:formula="of:=[.C15]+20" office:value-type="float" office:value="270">
            <text:p>270</text:p>
          </table:table-cell>
          <table:table-cell table:formula="of:=([.C15]/10 + 2)" office:value-type="float" office:value="27">
            <text:p>27</text:p>
          </table:table-cell>
          <table:table-cell table:formula="of:=3*[.E15]" office:value-type="float" office:value="81">
            <text:p>81</text:p>
          </table:table-cell>
          <table:table-cell table:formula="of:=700/[.F15]" office:value-type="float" office:value="8.64197530864197">
            <text:p>8.6419753086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ave Pre-requisits" table:style-name="ta4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office:value-type="string">
            <text:p>Weave #</text:p>
          </table:table-cell>
          <table:table-cell office:value-type="string">
            <text:p>Weave Name</text:p>
          </table:table-cell>
          <table:table-cell office:value-type="string">
            <text:p>Channeling Proficiency Learned</text:p>
          </table:table-cell>
          <table:table-cell office:value-type="string">
            <text:p>Fire</text:p>
          </table:table-cell>
          <table:table-cell office:value-type="string">
            <text:p>Earth</text:p>
          </table:table-cell>
          <table:table-cell office:value-type="string">
            <text:p>Spirit</text:p>
          </table:table-cell>
          <table:table-cell office:value-type="string">
            <text:p>Water</text:p>
          </table:table-cell>
          <table:table-cell office:value-type="string">
            <text:p>Air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ir Blas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eeze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l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reball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ravel</text:p>
          </table:table-cell>
          <table:table-cell office:value-type="float" office:value="65">
            <text:p>6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fensive Blast</text:p>
          </table:table-cell>
          <table:table-cell office:value-type="float" office:value="75">
            <text:p>75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nged Earth Blast</text:p>
          </table:table-cell>
          <table:table-cell office:value-type="float" office:value="85">
            <text:p>8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i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ain Lightning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ire Curtain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eld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eker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mpulsion</text:p>
          </table:table-cell>
          <table:table-cell office:value-type="float" office:value="225">
            <text:p>225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lefire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4">12/24/2011</text:date>, <text:time>12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4T12:33:24.23</dc:date>
    <meta:generator>OpenOffice.org/3.3$Win32 OpenOffice.org_project/330m20$Build-9567</meta:generator>
    <meta:editing-duration>PT45M46S</meta:editing-duration>
    <meta:editing-cycles>1</meta:editing-cycles>
    <meta:document-statistic meta:table-count="3" meta:cell-count="191" meta:object-count="0"/>
  </office:meta>
</office:document-meta>
</file>